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9cm"/>
    </style:style>
    <style:style style:name="co2" style:family="table-column">
      <style:table-column-properties fo:break-before="auto" style:column-width="7.137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9.082cm"/>
    </style:style>
    <style:style style:name="co6" style:family="table-column">
      <style:table-column-properties fo:break-before="auto" style:column-width="7.385cm"/>
    </style:style>
    <style:style style:name="co7" style:family="table-column">
      <style:table-column-properties fo:break-before="auto" style:column-width="7.86cm"/>
    </style:style>
    <style:style style:name="co8" style:family="table-column">
      <style:table-column-properties fo:break-before="auto" style:column-width="6.787cm"/>
    </style:style>
    <style:style style:name="co9" style:family="table-column">
      <style:table-column-properties fo:break-before="auto" style:column-width="8.484cm"/>
    </style:style>
    <style:style style:name="co10" style:family="table-column">
      <style:table-column-properties fo:break-before="auto" style:column-width="7.4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5.777cm" fo:break-before="auto" style:use-optimal-row-height="true"/>
    </style:style>
    <style:style style:name="ro4" style:family="table-row">
      <style:table-row-properties style:row-height="2.505cm" fo:break-before="auto" style:use-optimal-row-height="true"/>
    </style:style>
    <style:style style:name="ro5" style:family="table-row">
      <style:table-row-properties style:row-height="1.277cm" fo:break-before="auto" style:use-optimal-row-height="true"/>
    </style:style>
    <style:style style:name="ro6" style:family="table-row">
      <style:table-row-properties style:row-height="1.686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ro8" style:family="table-row">
      <style:table-row-properties style:row-height="8.23cm" fo:break-before="auto" style:use-optimal-row-height="true"/>
    </style:style>
    <style:style style:name="ro9" style:family="table-row">
      <style:table-row-properties style:row-height="7.821cm" fo:break-before="auto" style:use-optimal-row-height="true"/>
    </style:style>
    <style:style style:name="ro10" style:family="table-row">
      <style:table-row-properties style:row-height="2.0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font-name="Liberation Sans" style:font-name-asian="Droid Sans Fallback"/>
    </style:style>
    <style:style style:name="ce1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vtr_reg_basic tasks</text:p>
          </table:table-cell>
          <table:table-cell table:style-name="ce1" office:value-type="string" calcext:value-type="string">
            <text:p>basic_no_timing</text:p>
          </table:table-cell>
          <table:table-cell table:style-name="ce1" office:value-type="string" calcext:value-type="string">
            <text:p>basic_timing</text:p>
          </table:table-cell>
          <table:table-cell table:style-name="ce1" office:value-type="string" calcext:value-type="string">
            <text:p>basic_timing_no_sd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4_N10_memSize16384_memData64.xml</text:p>
          </table:table-cell>
          <table:table-cell table:number-columns-repeated="2" office:value-type="string" calcext:value-type="string">
            <text:p>k6_N10_mem32K_40nm.x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nchmarks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office:value-type="string" calcext:value-type="string">
            <text:p>mkPktMerge.v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no_timing, <text:s text:c="23"/>-track_memory_usage</text:p>
          </table:table-cell>
          <table:table-cell table:number-columns-repeated="2" office:value-type="string" calcext:value-type="string">
            <text:p>-track_memory_usag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strong tasks</text:p>
          </table:table-cell>
          <table:table-cell table:style-name="ce1" office:value-type="string" calcext:value-type="string">
            <text:p>strong_fpu_hard_block_arch</text:p>
          </table:table-cell>
          <table:table-cell table:style-name="ce1" office:value-type="string" calcext:value-type="string">
            <text:p>strong_fracturable_luts</text:p>
          </table:table-cell>
          <table:table-cell table:style-name="ce1" office:value-type="string" calcext:value-type="string">
            <text:p>strong_mcnc</text:p>
          </table:table-cell>
          <table:table-cell table:style-name="ce1" office:value-type="string" calcext:value-type="string">
            <text:p>strong_no_timing</text:p>
          </table:table-cell>
          <table:table-cell table:style-name="ce1" office:value-type="string" calcext:value-type="string">
            <text:p>strong_power</text:p>
          </table:table-cell>
          <table:table-cell table:style-name="ce1" office:value-type="string" calcext:value-type="string">
            <text:p>strong_timing</text:p>
          </table:table-cell>
          <table:table-cell table:style-name="ce1" office:value-type="string" calcext:value-type="string">
            <text:p>vtr_func_formal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k6_N8_I80_fleI10_fleO2_ff2_nmodes_2.xml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frac_chain_depop50_mem32K_40nm.xml </text:p>
          </table:table-cell>
          <table:table-cell table:number-columns-repeated="2" office:value-type="string" calcext:value-type="string">
            <text:p>k6_frac_N10_mem32K_40nm.xml</text:p>
          </table:table-cell>
          <table:table-cell office:value-type="string" calcext:value-type="string">
            <text:p>k6_frac_N10_40nm.xm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nchmarks</text:p>
          </table:table-cell>
          <table:table-cell office:value-type="string" calcext:value-type="string">
            <text:p>mm3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diffeq.blif</text:p>
            <text:p>ex5p.blif</text:p>
            <text:p>S298.blif</text:p>
          </table:table-cell>
          <table:table-cell office:value-type="string" calcext:value-type="string">
            <text:p>ch_intrinsics.v</text:p>
            <text:p/>
          </table:table-cell>
          <table:table-cell office:value-type="string" calcext:value-type="string">
            <text:p>ch_intrinsics.v</text:p>
            <text:p>diffeq1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and.blif</text:p>
            <text:p>and_latch.blif</text:p>
            <text:p>false_path_mux.blif </text:p>
            <text:p>mult_2x2.blif</text:p>
            <text:p>mult_3x3.blif </text:p>
            <text:p>mult_3x4.blif</text:p>
            <text:p>mult_4x4.blif </text:p>
            <text:p>mult_5x5.blif </text:p>
            <text:p>mult_5x6.blif </text:p>
            <text:p>rca_1bit.blif </text:p>
            <text:p>rca_2bit.blif </text:p>
            <text:p>rca_3bit.blif</text:p>
            <text:p>rca_4bit.blif</text:p>
            <text:p>rca_5bit.blif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vpr_route_chan_width 72</text:p>
            <text:p>-vpr_cluster_seed_type max_inputs</text:p>
            <text:p>-track_memory_usage</text:p>
          </table:table-cell>
          <table:table-cell table:style-name="ce4" office:value-type="string" calcext:value-type="string">
            <text:p>-no_timing</text:p>
            <text:p>-lut_size 6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no_timing</text:p>
            <text:p>-routing_failure_predictor safe</text:p>
            <text:p>-track_memory_usage</text:p>
          </table:table-cell>
          <table:table-cell table:style-name="ce4" office:value-type="string" calcext:value-type="string">
            <text:p>-power</text:p>
            <text:p>-track_memory_usage</text:p>
            <text:p>cmos_tech_behavior=PTM_45nm/45nm.xml</text:p>
            <text:p/>
          </table:table-cell>
          <table:table-cell table:style-name="ce4" office:value-type="string" calcext:value-type="string">
            <text:p><text:s/>-track_memory_usage</text:p>
          </table:table-cell>
          <table:table-cell table:style-name="ce4" office:value-type="string" calcext:value-type="string">
            <text:p>-vpr_route_chan_width 200</text:p>
            <text:p>-check_equivalent</text:p>
            <text:p>-gen_postsynthesis_netlist</text:p>
            <text:p>-sweep_hanging_nets_and_inputs off </text:p>
            <text:p>-track_memory_usage</text:p>
            <text:p>-starting_stage abc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style-name="ce1" office:value-type="string" calcext:value-type="string">
            <text:p>strong_bounding_box</text:p>
          </table:table-cell>
          <table:table-cell table:style-name="ce1" office:value-type="string" calcext:value-type="string">
            <text:p>strong_breadth_first</text:p>
          </table:table-cell>
          <table:table-cell table:style-name="ce1" office:value-type="string" calcext:value-type="string">
            <text:p>strong_echo_files</text:p>
          </table:table-cell>
          <table:table-cell table:style-name="ce1" office:value-type="string" calcext:value-type="string">
            <text:p>strong_fix_pins_pad_file</text:p>
          </table:table-cell>
          <table:table-cell table:style-name="ce1" office:value-type="string" calcext:value-type="string">
            <text:p>strong_fix_pins_random</text:p>
          </table:table-cell>
          <table:table-cell table:style-name="ce1" office:value-type="string" calcext:value-type="string">
            <text:p>strong_global_routing</text:p>
          </table:table-cell>
          <table:table-cell table:style-name="ce1" office:value-type="string" calcext:value-type="string">
            <text:p>strong_manual_annealing</text:p>
          </table:table-cell>
          <table:table-cell table:style-name="ce1" office:value-type="string" calcext:value-type="string">
            <text:p>strong_pack</text:p>
          </table:table-cell>
          <table:table-cell table:style-name="ce1" office:value-type="string" calcext:value-type="string">
            <text:p>strong_pack_and_place</text:p>
          </table:table-cell>
        </table:table-row>
        <table:table-row table:style-name="ro5">
          <table:table-cell office:value-type="string" calcext:value-type="string">
            <text:p>architecture</text:p>
          </table:table-cell>
          <table:table-cell table:number-columns-repeated="3" office:value-type="string" calcext:value-type="string">
            <text:p>k6_N10_mem32K_40nm.xml</text:p>
          </table:table-cell>
          <table:table-cell office:value-type="string" calcext:value-type="string">
            <text:p>k6_N10_40nm.xml</text:p>
          </table:table-cell>
          <table:table-cell office:value-type="string" calcext:value-type="string">
            <text:p>k6_N10_mem32K_40nm.xml</text:p>
          </table:table-cell>
          <table:table-cell office:value-type="string" calcext:value-type="string">
            <text:p>k6_N10_mem32K_40nm.xml</text:p>
            <text:p>k6_N10_mem32K_40nm_nonuniform.xml</text:p>
            <text:p>K6_N10_mem32K_40nm_pulse.xml</text:p>
          </table:table-cell>
          <table:table-cell office:value-type="string" calcext:value-type="string">
            <text:p>k6_frac_N10_40nm.xml</text:p>
          </table:table-cell>
          <table:table-cell table:number-columns-repeated="2" office:value-type="string" calcext:value-type="string">
            <text:p>k6_N10_mem32K_40nm.xml</text:p>
          </table:table-cell>
        </table:table-row>
        <table:table-row table:style-name="ro1">
          <table:table-cell office:value-type="string" calcext:value-type="string">
            <text:p>benchmarks</text:p>
          </table:table-cell>
          <table:table-cell table:number-columns-repeated="9" office:value-type="string" calcext:value-type="string">
            <text:p>stereovision3.v</text:p>
          </table:table-cell>
        </table:table-row>
        <table:table-row table:style-name="ro6">
          <table:table-cell office:value-type="string" calcext:value-type="string">
            <text:p>Script parameters</text:p>
          </table:table-cell>
          <table:table-cell office:value-type="string" calcext:value-type="string">
            <text:p>-place_algorithm bounding_box</text:p>
          </table:table-cell>
          <table:table-cell table:style-name="ce4" office:value-type="string" calcext:value-type="string">
            <text:p>-vpr_route_chan_width 100</text:p>
            <text:p>-router_algorithm breadth_first</text:p>
          </table:table-cell>
          <table:table-cell office:value-type="string" calcext:value-type="string">
            <text:p>-echo_file on</text:p>
          </table:table-cell>
          <table:table-cell table:style-name="ce4" office:value-type="string" calcext:value-type="string">
            <text:p>-fix_pins /tasks/regression_tests/fix_pins_pad_file/stereovision3.pad</text:p>
          </table:table-cell>
          <table:table-cell table:style-name="ce9" office:value-type="string" calcext:value-type="string">
            <text:p>-fix_pins random</text:p>
          </table:table-cell>
          <table:table-cell table:style-name="ce9" office:value-type="string" calcext:value-type="string">
            <text:p>-route_type global</text:p>
          </table:table-cell>
          <table:table-cell table:style-name="ce4" office:value-type="string" calcext:value-type="string">
            <text:p>-init_t 90</text:p>
            <text:p>-exit_t 0.001</text:p>
            <text:p>-alpha_t 0.75</text:p>
            <text:p>-inner_num 0.5</text:p>
          </table:table-cell>
          <table:table-cell office:value-type="string" calcext:value-type="string">
            <text:p>--pack</text:p>
          </table:table-cell>
          <table:table-cell office:value-type="string" calcext:value-type="string">
            <text:p>--pack --place</text:p>
          </table:table-cell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7">
          <table:table-cell table:style-name="ce1" office:value-type="string" calcext:value-type="string">
            <text:p>vtr_reg_nightly tasks</text:p>
          </table:table-cell>
          <table:table-cell table:style-name="ce1" office:value-type="string" calcext:value-type="string">
            <text:p>vpr_reg_mcnc</text:p>
          </table:table-cell>
          <table:table-cell table:style-name="ce1" office:value-type="string" calcext:value-type="string">
            <text:p>vpr_reg_multiclock</text:p>
          </table:table-cell>
          <table:table-cell table:style-name="ce1" office:value-type="string" calcext:value-type="string">
            <text:p>vpr_reg_verilog_writer</text:p>
          </table:table-cell>
          <table:table-cell table:style-name="ce6" office:value-type="string" calcext:value-type="string">
            <text:p>complex_switch</text:p>
          </table:table-cell>
          <table:table-cell table:style-name="ce1" office:value-type="string" calcext:value-type="string">
            <text:p>vtr_bidir</text:p>
          </table:table-cell>
          <table:table-cell table:style-name="ce6" office:value-type="string" calcext:value-type="string">
            <text:p>vtr_func_formal</text:p>
          </table:table-cell>
          <table:table-cell table:style-name="ce1" office:value-type="string" calcext:value-type="string">
            <text:p>titan_small</text:p>
          </table:table-cell>
          <table:table-cell table:style-name="ce1" office:value-type="string" calcext:value-type="string">
            <text:p>vtr_reg_qor_chain (previously vtr_reg_qor_small)</text:p>
          </table:table-cell>
          <table:table-cell/>
        </table:table-row>
        <table:table-row table:style-name="ro2">
          <table:table-cell office:value-type="string" calcext:value-type="string">
            <text:p>architecture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mem32K_40nm.xml</text:p>
          </table:table-cell>
          <table:table-cell office:value-type="string" calcext:value-type="string">
            <text:p>k6_frac_N10_frac_chain_mem32K_40nm.xml</text:p>
          </table:table-cell>
          <table:table-cell table:style-name="ce7" office:value-type="string" calcext:value-type="string">
            <text:p>k4_N8_topology-0.85sL2-0.15gL4-on-cb-off-sb_22nm_22nm.xml</text:p>
          </table:table-cell>
          <table:table-cell table:style-name="ce5" office:value-type="string" calcext:value-type="string">
            <text:p>k4_n4_v7_bidir.xml</text:p>
          </table:table-cell>
          <table:table-cell table:style-name="ce7" office:value-type="string" calcext:value-type="string">
            <text:p>k6_frac_N10_frac_chain_mem32K_40nm.xml </text:p>
          </table:table-cell>
          <table:table-cell table:style-name="ce5" office:value-type="string" calcext:value-type="string">
            <text:p>stratixiv_arch.timing.xml</text:p>
          </table:table-cell>
          <table:table-cell table:style-name="ce5" office:value-type="string" calcext:value-type="string">
            <text:p>k6_frac_N10_frac_chain_mem32K_40nm.xml</text:p>
          </table:table-cell>
          <table:table-cell/>
        </table:table-row>
        <table:table-row table:style-name="ro8">
          <table:table-cell office:value-type="string" calcext:value-type="string">
            <text:p>benchmarks</text:p>
          </table:table-cell>
          <table:table-cell office:value-type="string" calcext:value-type="string">
            <text:p>alu4.pre-vpr.blif</text:p>
            <text:p>apex2.pre-vpr.blif</text:p>
            <text:p>apex4.pre-vpr.blif</text:p>
            <text:p>bigkey.pre-vpr.blif</text:p>
            <text:p>clma.pre-vpr.blif</text:p>
            <text:p>des.pre-vpr.blif</text:p>
            <text:p>diffeq.pre-vpr.blif</text:p>
            <text:p>dsip.pre-vpr.blif</text:p>
            <text:p>elliptic.pre-vpr.blif</text:p>
            <text:p>ex1010.pre-vpr.blif</text:p>
            <text:p>ex5p.pre-vpr.blif</text:p>
            <text:p>frisc.pre-vpr.blif</text:p>
            <text:p>misex3.pre-vpr.blif</text:p>
            <text:p>pdc.pre-vpr.blif</text:p>
            <text:p>s298.pre-vpr.blif</text:p>
            <text:p>s38417.pre-vpr.blif</text:p>
            <text:p>s38584.1.pre-vpr.blif</text:p>
            <text:p>seq.pre-vpr.blif</text:p>
            <text:p>spla.pre-vpr.blif</text:p>
            <text:p>tseng.pre-vpr.blif</text:p>
          </table:table-cell>
          <table:table-cell office:value-type="string" calcext:value-type="string">
            <text:p>multiclock.blif</text:p>
          </table:table-cell>
          <table:table-cell office:value-type="string" calcext:value-type="string">
            <text:p>or1200.v</text:p>
            <text:p>sha.v</text:p>
            <text:p>boundtop.v</text:p>
            <text:p>raygentop.v</text:p>
          </table:table-cell>
          <table:table-cell table:style-name="ce7" office:value-type="string" calcext:value-type="string">
            <text:p>bgm.v</text:p>
            <text:p>blob_merge.v</text:p>
            <text:p>boundtop.v</text:p>
            <text:p>LU8PEEng.v</text:p>
            <text:p>LU32PEEng.v</text:p>
            <text:p>mcml.v</text:p>
            <text:p>mkDelayWorker32B.v</text:p>
            <text:p>mkSMAdapter4B.v</text:p>
            <text:p>or1200.v</text:p>
            <text:p>raygentop.v</text:p>
            <text:p>sha.v</text:p>
            <text:p>stereovision0.v</text:p>
            <text:p>stereovision1.v</text:p>
            <text:p>stereovision2.v</text:p>
            <text:p/>
            <text:p/>
          </table:table-cell>
          <table:table-cell table:style-name="ce10" office:value-type="string" calcext:value-type="string">
            <text:p><text:span text:style-name="T1">alu4.blif</text:span></text:p>
            <text:p><text:span text:style-name="T1">apex2.blif</text:span></text:p>
            <text:p><text:span text:style-name="T1">apex4.blif</text:span></text:p>
            <text:p><text:span text:style-name="T1">bigkey.blif</text:span></text:p>
            <text:p><text:span text:style-name="T1">clma.blif</text:span></text:p>
            <text:p><text:span text:style-name="T1">des.blif</text:span></text:p>
            <text:p><text:span text:style-name="T1">diffeq.blif</text:span></text:p>
            <text:p><text:span text:style-name="T1">dsip.blif</text:span></text:p>
            <text:p><text:span text:style-name="T1">elliptic.blif</text:span></text:p>
            <text:p><text:span text:style-name="T1">ex1010.blif</text:span></text:p>
            <text:p><text:span text:style-name="T1">ex5p.blif</text:span></text:p>
            <text:p><text:span text:style-name="T1">frisc.blif</text:span></text:p>
            <text:p><text:span text:style-name="T1">misex3.blif</text:span></text:p>
            <text:p><text:span text:style-name="T1">pdc.blif</text:span></text:p>
            <text:p><text:span text:style-name="T1">s298.blif</text:span></text:p>
            <text:p><text:span text:style-name="T1">s38417.blif</text:span></text:p>
            <text:p><text:span text:style-name="T1">S38584.1.blif</text:span></text:p>
            <text:p><text:span text:style-name="T1">seq.blif</text:span></text:p>
            <text:p><text:span text:style-name="T1">spla.blif</text:span></text:p>
            <text:p><text:span text:style-name="T1">tseng.blif</text:span></text:p>
          </table:table-cell>
          <table:table-cell table:style-name="ce7" office:value-type="string" calcext:value-type="string">
            <text:p>sha.v</text:p>
            <text:p>stereovision3.v</text:p>
          </table:table-cell>
          <table:table-cell table:style-name="ce5" office:value-type="string" calcext:value-type="string">
            <text:p>neuron_stratixiv_arch_timing.blif</text:p>
            <text:p>stereo_vision_stratixiv_arch_timing.blif</text:p>
          </table:table-cell>
          <table:table-cell table:style-name="ce11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/>
        </table:table-row>
        <table:table-row table:style-name="ro6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/>
            <text:p>-starting_stage vpr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gen_postsynthesis_netlist</text:p>
            <text:p>-track_memory_usage</text:p>
          </table:table-cell>
          <table:table-cell table:style-name="ce7" office:value-type="string" calcext:value-type="string">
            <text:p>-track_memory_usage -vpr_route_chan_width 200</text:p>
          </table:table-cell>
          <table:table-cell table:style-name="ce5" office:value-type="string" calcext:value-type="string">
            <text:p>-starting_stage vpr</text:p>
            <text:p>-track_memory_usage</text:p>
          </table:table-cell>
          <table:table-cell table:style-name="ce7" office:value-type="string" calcext:value-type="string">
            <text:p>-vpr_route_chan_width 200</text:p>
            <text:p>-check_equivalent -gen_postsynthesis_netlist</text:p>
            <text:p>-sweep_hanging_nets_and_inputs off  -track_memory_usage </text:p>
          </table:table-cell>
          <table:table-cell table:style-name="ce7" office:value-type="string" calcext:value-type="string">
            <text:p>-starting_stage vpr -vpr_route_chan_width 300 -track_memory_usage</text:p>
          </table:table-cell>
          <table:table-cell table:style-name="ce5" office:value-type="string" calcext:value-type="string">
            <text:p>-track_memory_usage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weekly tasks</text:p>
          </table:table-cell>
          <table:table-cell table:style-name="ce1" office:value-type="string" calcext:value-type="string">
            <text:p>titan_reg</text:p>
          </table:table-cell>
          <table:table-cell table:style-name="ce1" office:value-type="string" calcext:value-type="string">
            <text:p>vtr_reg_fpu_hard_block_arch</text:p>
          </table:table-cell>
          <table:table-cell table:style-name="ce1" office:value-type="string" calcext:value-type="string">
            <text:p>vtr_reg_fpu_soft_logic_arch</text:p>
          </table:table-cell>
          <table:table-cell table:style-name="ce1" office:value-type="string" calcext:value-type="string">
            <text:p>vtr_reg_qor_chain_routing_failure_predictor_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stratixiv_arch.timing.xml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soft_fpu_arch_timing.xml</text:p>
          </table:table-cell>
          <table:table-cell office:value-type="string" calcext:value-type="string">
            <text:p>k6_frac_N10_frac_chain_mem32K_40nm.xml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enchmarks</text:p>
          </table:table-cell>
          <table:table-cell office:value-type="string" calcext:value-type="string">
            <text:p>neuron_stratixiv_arch_timing.blif</text:p>
            <text:p>sparcT1_core_stratixiv_arch_timing.blif</text:p>
            <text:p>stereo_vision_stratixiv_arch_timing.blif</text:p>
            <text:p>cholesky_mc_stratixiv_arch_timing.blif</text:p>
            <text:p>des90_stratixiv_arch_timing.blif</text:p>
            <text:p>SLAM_spheric_stratixiv_arch_timing.blif</text:p>
            <text:p>segmentation_stratixiv_arch_timing.blif</text:p>
            <text:p>bitonic_mesh_stratixiv_arch_timing.blif</text:p>
            <text:p>dart_stratixiv_arch_timing.blif</text:p>
            <text:p>openCV_stratixiv_arch_timing.blif</text:p>
            <text:p>stap_qrd_stratixiv_arch_timing.blif</text:p>
            <text:p>minres_stratixiv_arch_timing.blif</text:p>
            <text:p>cholesky_bdti_stratixiv_arch_timing.blif</text:p>
            <text:p>denoise_stratixiv_arch_timing.blif</text:p>
            <text:p>gsm_switch_stratixiv_arch_timing.blif</text:p>
            <text:p>mes_noc_stratixiv_arch_timing.blif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table:style-name="ce8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starting_stage vpr</text:p>
            <text:p>-vpr_route_chan_width 300 -track_memory_usage -vpr_max_router_iterations 400</text:p>
            <text:p/>
          </table:table-cell>
          <table:table-cell table:style-name="ce4" office:value-type="string" calcext:value-type="string">
            <text:p>-vpr_route_chan_width 72 -vpr_cluster_seed_type max_inputs -track_memory_usage</text:p>
          </table:table-cell>
          <table:table-cell table:style-name="ce4" office:value-type="string" calcext:value-type="string">
            <text:p>-vpr_route_chan_width 72</text:p>
            <text:p>-track_memory_usage</text:p>
          </table:table-cell>
          <table:table-cell office:value-type="string" calcext:value-type="string">
            <text:p>-track_memory_usage</text:p>
            <text:p>-routing_failure_predictor off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valgrind_small</text:p>
          </table:table-cell>
          <table:table-cell table:style-name="ce1" office:value-type="string" calcext:value-type="string">
            <text:p>valgrind_small</text:p>
          </table:table-cell>
          <table:table-cell table:style-name="ce3" office:value-type="string" calcext:value-type="string">
            <text:p>*currently run after vtr_reg_strong 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6_frac_N10_frac_chain_mem32K_40nm.xml</text:p>
          </table:table-cell>
          <table:table-cell table:style-name="ce5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benchmarks</text:p>
          </table:table-cell>
          <table:table-cell office:value-type="string" calcext:value-type="string">
            <text:p>ch_intrinsics.v</text:p>
            <text:p>stereovision3.v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</table:table-cell>
          <table:table-cell table:style-name="ce5" table:number-columns-repeated="3"/>
          <table:table-cell table:number-columns-repeated="5"/>
        </table:table-row>
        <table:table-row table:style-name="ro1" table:number-rows-repeated="4">
          <table:table-cell table:style-name="Default"/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vtr_reg_valgrind</text:p>
          </table:table-cell>
          <table:table-cell table:style-name="ce1" office:value-type="string" calcext:value-type="string">
            <text:p>valgrind</text:p>
          </table:table-cell>
          <table:table-cell table:style-name="ce3" office:value-type="string" calcext:value-type="string">
            <text:p>*currently run after vtr_reg_nightly</text:p>
          </table:table-cell>
          <table:table-cell table:style-name="ce3" table:number-columns-repeated="2"/>
          <table:table-cell table:number-columns-repeated="5"/>
        </table:table-row>
        <table:table-row table:style-name="ro5">
          <table:table-cell office:value-type="string" calcext:value-type="string">
            <text:p>architecture</text:p>
          </table:table-cell>
          <table:table-cell office:value-type="string" calcext:value-type="string">
            <text:p>timing/k6_frac_N10_frac_chain_mem32K_40nm.xml</text:p>
            <text:p>bidir/k4_n4_v7_bidir.xml</text:p>
            <text:p>complex_switch/k4_N8_topology-0.85sL2-0.15gL4-on-cb-off-sb_22nm_22nm.xml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benchmarks</text:p>
          </table:table-cell>
          <table:table-cell office:value-type="string" calcext:value-type="string">
            <text:p>mkSMAdapter4B.v</text:p>
            <text:p>or1200.v</text:p>
            <text:p>raygentop.v</text:p>
            <text:p>sha.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  <text:p>-vpr_route_chan_width 2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00-00-00</text:date>, <text:time style:data-style-name="N2" text:time-value="15:18:03.743536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10:18.378393694</meta:creation-date>
    <dc:date>2016-08-08T15:19:32.042111230</dc:date>
    <meta:editing-duration>P5DT19H24M31S</meta:editing-duration>
    <meta:editing-cycles>17</meta:editing-cycles>
    <meta:generator>LibreOffice/4.2.8.2$Linux_X86_64 LibreOffice_project/420m0$Build-2</meta:generator>
    <meta:document-statistic meta:table-count="1" meta:cell-count="161" meta:object-count="0"/>
  </office:meta>
</office:document-meta>
</file>